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3pt" fo:font-weight="normal" style:font-name-asian="メイリオ" style:font-size-asian="13pt" style:font-size-complex="13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6"/></text:p>
      <text:p text:style-name="P2"/>
      <text:p text:style-name="P3"/>
      <text:p text:style-name="P4"><text:span text:style-name="T1">50_1</text:span>--------------------------------------------------------------------</text:p>
      <text:p text:style-name="P7">[2] res free# JVEMV6 50#10_X / 50. 50_Learn-languages / 10. sanskrit / 20200527_174754</text:p>
      <text:p text:style-name="P4"/>
      <text:p text:style-name="P4">[do] <text:span text:style-name="T3">#_ </text:span></text:p>
      <text:list xml:id="list3519592279871189727" text:style-name="L13">
        <text:list-item>
          <text:p text:style-name="P24">REVIEW </text:p>
        </text:list-item>
        <text:list-item>
          <text:p text:style-name="P24">TASK-1 : "अग्निना रयिमश्नवत "</text:p>
        </text:list-item>
      </text:list>
      <text:list xml:id="list4272364487148822000" text:style-name="L23">
        <text:list-item>
          <text:list>
            <text:list-item>
              <text:p text:style-name="P27">read</text:p>
            </text:list-item>
          </text:list>
        </text:list-item>
      </text:list>
      <text:section text:style-name="Sect1" text:name="セクション1">
        <text:list xml:id="list38386542" text:continue-numbering="true" text:style-name="L23">
          <text:list-item>
            <text:list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ext:list-item>
        </text:list>
      </text:section>
      <text:list xml:id="list38385934" text:continue-numbering="true" text:style-name="L23">
        <text:list-item>
          <text:p text:style-name="P27"/>
        </text:list-item>
      </text:list>
      <text:p text:style-name="P4"/>
      <text:p text:style-name="P4">[next]</text:p>
      <text:list xml:id="list4845204782180688684" text:style-name="L24">
        <text:list-item>
          <text:p text:style-name="P46">TASK : “अग्निर्होता कविक्रतुः” <text:a xlink:type="simple" xlink:href="https://www.sacred-texts.com/hin/rvsan/rv01001.htm" text:style-name="Internet_20_link" text:visited-style-name="Visited_20_Internet_20_Link">https://www.sacred-texts.com/hin/rvsan/rv01001.htm</text:a></text:p>
        </text:list-item>
      </text:list>
      <text:p text:style-name="P4">[further]</text:p>
      <text:list xml:id="list4359576055864262685" text:style-name="L25">
        <text:list-item>
          <text:p text:style-name="P47"/>
        </text:list-item>
      </text:list>
      <text:p text:style-name="P9"><text:line-break/><text:span text:style-name="T4">[/ XXX] 20200527_181732</text:span></text:p>
      <text:p text:style-name="P5"/>
      <text:p text:style-name="P2">@@@</text:p>
      <text:p text:style-name="P3"/>
      <text:p text:style-name="P7"><text:soft-page-break/>[2] res free# JVEMV6 50#10_X / 50. 50_Learn-languages / 10. sanskrit / 20200527_174754</text:p>
      <text:p text:style-name="P3"/>
      <text:p text:style-name="P4">[do] <text:span text:style-name="T3">#_ </text:span></text:p>
      <text:list xml:id="list38401197" text:continue-list="list3519592279871189727" text:style-name="L13">
        <text:list-item>
          <text:p text:style-name="P24">REVIEW </text:p>
        </text:list-item>
        <text:list-item>
          <text:p text:style-name="P24">TASK-1</text:p>
        </text:list-item>
      </text:list>
      <text:list xml:id="list5890235048834305660" text:style-name="L26">
        <text:list-item>
          <text:list>
            <text:list-item>
              <text:p text:style-name="P28">read</text:p>
            </text:list-item>
            <text:list-item>
              <text:p text:style-name="P28"/>
            </text:list-item>
          </text:list>
        </text:list-item>
      </text:list>
      <text:p text:style-name="P11"/>
      <text:p text:style-name="P4">[next]</text:p>
      <text:list xml:id="list7890289544351532781" text:style-name="L27">
        <text:list-item>
          <text:p text:style-name="P48">TASK</text:p>
        </text:list-item>
      </text:list>
      <text:p text:style-name="P9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50_X</text:span>--------------------------------------------------------------------</text:p>
      <text:p text:style-name="P7">res free# JVEMV6 50#10_X / 50. 50_Learn-languages / 10. sanskrit / XXX</text:p>
      <text:p text:style-name="P4"/>
      <text:p text:style-name="P4">[do] <text:span text:style-name="T3">#_ </text:span></text:p>
      <text:list xml:id="list38388618" text:continue-list="list38401197" text:style-name="L13">
        <text:list-item>
          <text:p text:style-name="P24">REVIEW </text:p>
        </text:list-item>
        <text:list-item>
          <text:p text:style-name="P24">TASK-1</text:p>
        </text:list-item>
      </text:list>
      <text:list xml:id="list1767762518219147036" text:style-name="L10">
        <text:list-item>
          <text:list>
            <text:list-item>
              <text:p text:style-name="P22">read</text:p>
            </text:list-item>
            <text:list-item>
              <text:p text:style-name="P22"/>
            </text:list-item>
          </text:list>
        </text:list-item>
      </text:list>
      <text:p text:style-name="P11"><text:soft-page-break/></text:p>
      <text:p text:style-name="P4">[next]</text:p>
      <text:list xml:id="list5170955155194417999" text:style-name="L20">
        <text:list-item>
          <text:p text:style-name="P44">TASK</text:p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span text:style-name="T5"/></text:p>
          </table:table-cell>
          <table:table-cell table:style-name="表3.C1" office:value-type="string">
            <text:p text:style-name="P12"/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/>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><text:soft-page-break/></text:p>
      <text:p text:style-name="P3"/>
      <text:p text:style-name="P3">------------------------------------------ SEARCHES</text:p>
      <text:list xml:id="list3078705207990008692" text:style-name="L22">
        <text:list-item>
          <text:p text:style-name="P32">tesla gravity<text:tab/>2020年4月21日15:14:39</text:p>
          <text:list>
            <text:list-item>
              <text:p text:style-name="P32">https://duckduckgo.com/?q=tesla+gravity&amp;t=h_&amp;ia=web</text:p>
            </text:list-item>
          </text:list>
        </text:list-item>
        <text:list-item>
          <text:p text:style-name="P32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50#10 : sanskrit) periodical updates^" &amp;&amp; e &amp;&amp; p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7T18:18:33.42</dc:date>
    <dc:creator>iwabuchi ken</dc:creator>
    <meta:editing-duration>PT7H46M22S</meta:editing-duration>
    <meta:editing-cycles>78</meta:editing-cycles>
    <meta:generator>OpenOffice/4.1.3$Win32 OpenOffice.org_project/413m1$Build-9783</meta:generator>
    <meta:document-statistic meta:table-count="3" meta:image-count="0" meta:object-count="0" meta:page-count="4" meta:paragraph-count="54" meta:word-count="191" meta:character-count="1578"/>
  </office:meta>
</office:document-meta>
</file>